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AHUAMEL DELGADO, YURY SAMUE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1766741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0684894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NAHUAMEL DELGADO, YURY SAMUE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176674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38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8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9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8T15:58:0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